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7.691cm"/>
    </style:style>
    <style:style style:name="co5" style:family="table-column">
      <style:table-column-properties fo:break-before="auto" style:column-width="8.61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11.8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F44">
        <table:table-column table:style-name="co1" table:default-cell-style-name="ce1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0" office:value-type="string" calcext:value-type="string">
            <text:p>N°</text:p>
          </table:table-cell>
          <table:table-cell table:style-name="ce6" office:value-type="string" calcext:value-type="string">
            <text:p>Date début</text:p>
          </table:table-cell>
          <table:table-cell table:style-name="ce6" office:value-type="string" calcext:value-type="string">
            <text:p>Date de fin</text:p>
          </table:table-cell>
          <table:table-cell table:style-name="ce10" office:value-type="string" calcext:value-type="string">
            <text:p>Lieu géographique</text:p>
          </table:table-cell>
          <table:table-cell table:style-name="ce10" office:value-type="string" calcext:value-type="string">
            <text:p>Evénement</text:p>
          </table:table-cell>
          <table:table-cell table:style-name="ce10" office:value-type="string" calcext:value-type="string">
            <text:p>C.V.</text:p>
          </table:table-cell>
          <table:table-cell table:style-name="ce10" office:value-type="string" calcext:value-type="string">
            <text:p>Fichier ods</text:p>
          </table:table-cell>
          <table:table-cell table:style-name="ce10" office:value-type="string" calcext:value-type="string">
            <text:p>Github</text:p>
          </table:table-cell>
          <table:table-cell table:style-name="ce4" table:number-columns-repeated="101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'2015’</text:p>
          </table:table-cell>
          <table:table-cell table:style-name="ce8"/>
          <table:table-cell table:style-name="ce19" office:value-type="string" calcext:value-type="string">
            <text:p>Mons</text:p>
          </table:table-cell>
          <table:table-cell table:style-name="ce19" office:value-type="string" calcext:value-type="string">
            <text:p>Mons 2015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27" table:number-columns-repeated="1016"/>
        </table:table-row>
        <table:table-row table:style-name="ro1">
          <table:table-cell table:style-name="ce10" table:formula="of:=[.A2]+1" office:value-type="float" office:value="2" calcext:value-type="float">
            <text:p>2</text:p>
          </table:table-cell>
          <table:table-cell table:style-name="ce7" office:value-type="date" office:date-value="2018-06-01" calcext:value-type="date">
            <text:p>ven. 1 juin 18</text:p>
          </table:table-cell>
          <table:table-cell table:style-name="ce7" office:value-type="date" office:date-value="2018-06-04" calcext:value-type="date">
            <text:p>lun. 4 juin 18</text:p>
          </table:table-cell>
          <table:table-cell table:style-name="ce11" office:value-type="string" calcext:value-type="string">
            <text:p>St Quentin en Yvelines</text:p>
          </table:table-cell>
          <table:table-cell table:style-name="ce11" office:value-type="string" calcext:value-type="string">
            <text:p>Anniversaire 40 ans d’Arnaud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SCAO/atelier_e/voyages/Amsterdam_2019/planning-18.ods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 table:style-name="ce10" table:formula="of:=[.A3]+1" office:value-type="float" office:value="3" calcext:value-type="float">
            <text:p>3</text:p>
          </table:table-cell>
          <table:table-cell table:style-name="ce7" office:value-type="date" office:date-value="2018-06-05" calcext:value-type="date">
            <text:p>mar. 5 juin 18</text:p>
          </table:table-cell>
          <table:table-cell table:style-name="ce7" office:value-type="date" office:date-value="2018-06-12" calcext:value-type="date">
            <text:p>mar. 12 juin 18</text:p>
          </table:table-cell>
          <table:table-cell table:style-name="ce11" office:value-type="string" calcext:value-type="string">
            <text:p>Amsterdam</text:p>
          </table:table-cell>
          <table:table-cell table:style-name="ce11" office:value-type="string" calcext:value-type="string">
            <text:p>Voyage aux Pays-Bas</text:p>
          </table:table-cell>
          <table:table-cell table:style-name="ce13" office:value-type="float" office:value="2" calcext:value-type="float">
            <text:p>2</text:p>
          </table:table-cell>
          <table:table-cell table:style-name="ce11" office:value-type="string" calcext:value-type="string">
            <text:p>SCAO/atelier_e/voyages/Amsterdam_2019/planning-18.ods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 table:style-name="ce10" table:formula="of:=[.A4]+1" office:value-type="float" office:value="4" calcext:value-type="float">
            <text:p>4</text:p>
          </table:table-cell>
          <table:table-cell table:style-name="ce7" office:value-type="date" office:date-value="2018-08-07" calcext:value-type="date">
            <text:p>mar. 7 août 18</text:p>
          </table:table-cell>
          <table:table-cell table:style-name="ce7"/>
          <table:table-cell table:style-name="ce11" office:value-type="string" calcext:value-type="string">
            <text:p>Rieux</text:p>
          </table:table-cell>
          <table:table-cell table:style-name="ce11" office:value-type="string" calcext:value-type="string">
            <text:p>Théâtr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5]+1" office:value-type="float" office:value="5" calcext:value-type="float">
            <text:p>5</text:p>
          </table:table-cell>
          <table:table-cell table:style-name="ce7" office:value-type="date" office:date-value="2018-09-08" calcext:value-type="date">
            <text:p>sam. 8 sept. 18</text:p>
          </table:table-cell>
          <table:table-cell table:style-name="ce7"/>
          <table:table-cell table:style-name="ce11" office:value-type="string" calcext:value-type="string">
            <text:p>Hoedic</text:p>
          </table:table-cell>
          <table:table-cell table:style-name="ce11" office:value-type="string" calcext:value-type="string">
            <text:p>LPO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6]+1" office:value-type="float" office:value="6" calcext:value-type="float">
            <text:p>6</text:p>
          </table:table-cell>
          <table:table-cell table:style-name="ce7" office:value-type="date" office:date-value="2018-10-15" calcext:value-type="date">
            <text:p>lun. 15 oct. 18</text:p>
          </table:table-cell>
          <table:table-cell table:style-name="ce7" office:value-type="date" office:date-value="2018-10-20" calcext:value-type="date">
            <text:p>sam. 20 oct. 18</text:p>
          </table:table-cell>
          <table:table-cell table:style-name="ce11" office:value-type="string" calcext:value-type="string">
            <text:p>La Frette-sur-Seine</text:p>
          </table:table-cell>
          <table:table-cell table:style-name="ce11" office:value-type="string" calcext:value-type="string">
            <text:p>Voyage à Paris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string" calcext:value-type="string">
            <text:p>SCAO/atelier_e/voyages/paris-oct-2018/calendrier.ods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 table:style-name="ce10" table:formula="of:=[.A7]+1" office:value-type="float" office:value="7" calcext:value-type="float">
            <text:p>7</text:p>
          </table:table-cell>
          <table:table-cell table:style-name="ce7" office:value-type="date" office:date-value="2018-12-27" calcext:value-type="date">
            <text:p>jeu. 27 déc. 18</text:p>
          </table:table-cell>
          <table:table-cell table:style-name="ce7"/>
          <table:table-cell table:style-name="ce11" office:value-type="string" calcext:value-type="string">
            <text:p>Paris</text:p>
          </table:table-cell>
          <table:table-cell table:style-name="ce11" office:value-type="string" calcext:value-type="string">
            <text:p>Voyage à Paris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8]+1" office:value-type="float" office:value="8" calcext:value-type="float">
            <text:p>8</text:p>
          </table:table-cell>
          <table:table-cell table:style-name="ce7" office:value-type="date" office:date-value="2019-06-13" calcext:value-type="date">
            <text:p>jeu. 13 juin 19</text:p>
          </table:table-cell>
          <table:table-cell table:style-name="ce7"/>
          <table:table-cell table:style-name="ce11" office:value-type="string" calcext:value-type="string">
            <text:p>Amsterdam</text:p>
          </table:table-cell>
          <table:table-cell table:style-name="ce11" office:value-type="string" calcext:value-type="string">
            <text:p>Voyage aux Pays-Bas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9]+1" office:value-type="float" office:value="9" calcext:value-type="float">
            <text:p>9</text:p>
          </table:table-cell>
          <table:table-cell table:style-name="ce7" office:value-type="date" office:date-value="2019-08-26" calcext:value-type="date">
            <text:p>lun. 26 août 19</text:p>
          </table:table-cell>
          <table:table-cell table:style-name="ce7"/>
          <table:table-cell table:style-name="ce11" office:value-type="string" calcext:value-type="string">
            <text:p>Hoedic</text:p>
          </table:table-cell>
          <table:table-cell table:style-name="ce11" office:value-type="string" calcext:value-type="string">
            <text:p>Anniversaire 80 ans de Jacquelin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0]+1" office:value-type="float" office:value="10" calcext:value-type="float">
            <text:p>10</text:p>
          </table:table-cell>
          <table:table-cell table:style-name="ce7" office:value-type="date" office:date-value="2019-09-22" calcext:value-type="date">
            <text:p>dim. 22 sept. 19</text:p>
          </table:table-cell>
          <table:table-cell table:style-name="ce7"/>
          <table:table-cell table:style-name="ce11" office:value-type="string" calcext:value-type="string">
            <text:p>Bondues</text:p>
          </table:table-cell>
          <table:table-cell table:style-name="ce11" office:value-type="string" calcext:value-type="string">
            <text:p>Anniversaire 40 ans d’Antoin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1]+1" office:value-type="float" office:value="11" calcext:value-type="float">
            <text:p>11</text:p>
          </table:table-cell>
          <table:table-cell table:style-name="ce7" office:value-type="date" office:date-value="2019-10-03" calcext:value-type="date">
            <text:p>jeu. 3 oct. 19</text:p>
          </table:table-cell>
          <table:table-cell table:style-name="ce7"/>
          <table:table-cell table:style-name="ce11" office:value-type="string" calcext:value-type="string">
            <text:p>Mouvaux</text:p>
          </table:table-cell>
          <table:table-cell table:style-name="ce11" office:value-type="string" calcext:value-type="string">
            <text:p>Funérailles d’Annette Honoré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2]+1" office:value-type="float" office:value="12" calcext:value-type="float">
            <text:p>12</text:p>
          </table:table-cell>
          <table:table-cell table:style-name="ce7" office:value-type="date" office:date-value="2019-10-10" calcext:value-type="date">
            <text:p>jeu. 10 oct. 19</text:p>
          </table:table-cell>
          <table:table-cell table:style-name="ce7"/>
          <table:table-cell table:style-name="ce11" office:value-type="string" calcext:value-type="string">
            <text:p>Dallas</text:p>
          </table:table-cell>
          <table:table-cell table:style-name="ce11" office:value-type="string" calcext:value-type="string">
            <text:p>Naissance d’Ethan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3]+1" office:value-type="float" office:value="13" calcext:value-type="float">
            <text:p>13</text:p>
          </table:table-cell>
          <table:table-cell table:style-name="ce7" office:value-type="date" office:date-value="2019-11-22" calcext:value-type="date">
            <text:p>ven. 22 nov. 19</text:p>
          </table:table-cell>
          <table:table-cell table:style-name="ce7"/>
          <table:table-cell table:style-name="ce11" office:value-type="string" calcext:value-type="string">
            <text:p>Dallas</text:p>
          </table:table-cell>
          <table:table-cell table:style-name="ce11" office:value-type="string" calcext:value-type="string">
            <text:p>Pascaline est naturalisée Américain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4]+1" office:value-type="float" office:value="14" calcext:value-type="float">
            <text:p>14</text:p>
          </table:table-cell>
          <table:table-cell table:style-name="ce7" office:value-type="date" office:date-value="2019-11-26" calcext:value-type="date">
            <text:p>mar. 26 nov. 19</text:p>
          </table:table-cell>
          <table:table-cell table:style-name="ce7"/>
          <table:table-cell table:style-name="ce11" office:value-type="string" calcext:value-type="string">
            <text:p>Paris</text:p>
          </table:table-cell>
          <table:table-cell table:style-name="ce11" office:value-type="string" calcext:value-type="string">
            <text:p>Voyage à Paris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5]+1" office:value-type="float" office:value="15" calcext:value-type="float">
            <text:p>15</text:p>
          </table:table-cell>
          <table:table-cell table:style-name="ce7" office:value-type="date" office:date-value="2020-02-04" calcext:value-type="date">
            <text:p>mar. 4 févr. 20</text:p>
          </table:table-cell>
          <table:table-cell table:style-name="ce7"/>
          <table:table-cell table:style-name="ce11" office:value-type="string" calcext:value-type="string">
            <text:p>La Chapelle Hermier</text:p>
          </table:table-cell>
          <table:table-cell table:style-name="ce11" office:value-type="string" calcext:value-type="string">
            <text:p>Cure chez Dominique Bourdin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6]+1" office:value-type="float" office:value="16" calcext:value-type="float">
            <text:p>16</text:p>
          </table:table-cell>
          <table:table-cell table:style-name="ce7" office:value-type="date" office:date-value="2020-08-25" calcext:value-type="date">
            <text:p>mar. 25 août 20</text:p>
          </table:table-cell>
          <table:table-cell table:style-name="ce7"/>
          <table:table-cell table:style-name="ce11" office:value-type="string" calcext:value-type="string">
            <text:p>Arles</text:p>
          </table:table-cell>
          <table:table-cell table:style-name="ce11" office:value-type="string" calcext:value-type="string">
            <text:p>Voyage à Arles</text:p>
          </table:table-cell>
          <table:table-cell table:style-name="ce13" office:value-type="string" calcext:value-type="string">
            <text:p>Arles 20/21</text:p>
          </table:table-cell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7]+1" office:value-type="float" office:value="17" calcext:value-type="float">
            <text:p>17</text:p>
          </table:table-cell>
          <table:table-cell table:style-name="ce7" office:value-type="date" office:date-value="2021-02-24" calcext:value-type="date">
            <text:p>mer. 24 févr. 21</text:p>
          </table:table-cell>
          <table:table-cell table:style-name="ce7"/>
          <table:table-cell table:style-name="ce11" office:value-type="string" calcext:value-type="string">
            <text:p>Les Ulis</text:p>
          </table:table-cell>
          <table:table-cell table:style-name="ce11" office:value-type="string" calcext:value-type="string">
            <text:p>Séjour chez Martin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8]+1" office:value-type="float" office:value="18" calcext:value-type="float">
            <text:p>18</text:p>
          </table:table-cell>
          <table:table-cell table:style-name="ce7" office:value-type="date" office:date-value="2021-06-02" calcext:value-type="date">
            <text:p>mer. 2 juin 21</text:p>
          </table:table-cell>
          <table:table-cell table:style-name="ce7"/>
          <table:table-cell table:style-name="ce11" office:value-type="string" calcext:value-type="string">
            <text:p>Arles</text:p>
          </table:table-cell>
          <table:table-cell table:style-name="ce11" office:value-type="string" calcext:value-type="string">
            <text:p>Voyage à Arles</text:p>
          </table:table-cell>
          <table:table-cell table:style-name="ce13" office:value-type="string" calcext:value-type="string">
            <text:p>Arles 20/21</text:p>
          </table:table-cell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9]+1" office:value-type="float" office:value="19" calcext:value-type="float">
            <text:p>19</text:p>
          </table:table-cell>
          <table:table-cell table:style-name="ce7" office:value-type="date" office:date-value="2021-07-19" calcext:value-type="date">
            <text:p>lun. 19 juil. 21</text:p>
          </table:table-cell>
          <table:table-cell table:style-name="ce7"/>
          <table:table-cell table:style-name="ce11" office:value-type="string" calcext:value-type="string">
            <text:p>Les Ulis</text:p>
          </table:table-cell>
          <table:table-cell table:style-name="ce11" office:value-type="string" calcext:value-type="string">
            <text:p>Séjour chez Martin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0]+1" office:value-type="float" office:value="20" calcext:value-type="float">
            <text:p>20</text:p>
          </table:table-cell>
          <table:table-cell table:style-name="ce7" office:value-type="date" office:date-value="2021-10-20" calcext:value-type="date">
            <text:p>mer. 20 oct. 21</text:p>
          </table:table-cell>
          <table:table-cell table:style-name="ce7"/>
          <table:table-cell table:style-name="ce11" office:value-type="string" calcext:value-type="string">
            <text:p>Paris</text:p>
          </table:table-cell>
          <table:table-cell table:style-name="ce11" office:value-type="string" calcext:value-type="string">
            <text:p>Voyage à Paris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1]+1" office:value-type="float" office:value="21" calcext:value-type="float">
            <text:p>21</text:p>
          </table:table-cell>
          <table:table-cell table:style-name="ce7" office:value-type="date" office:date-value="2021-12-04" calcext:value-type="date">
            <text:p>sam. 4 déc. 21</text:p>
          </table:table-cell>
          <table:table-cell table:style-name="ce7"/>
          <table:table-cell table:style-name="ce11" office:value-type="string" calcext:value-type="string">
            <text:p>Les Ulis</text:p>
          </table:table-cell>
          <table:table-cell table:style-name="ce11" office:value-type="string" calcext:value-type="string">
            <text:p>Transport Bibliothèque, tableaux et vaissell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2]+1" office:value-type="float" office:value="22" calcext:value-type="float">
            <text:p>22</text:p>
          </table:table-cell>
          <table:table-cell table:style-name="ce7" office:value-type="date" office:date-value="2022-05-11" calcext:value-type="date">
            <text:p>mer. 11 mai 22</text:p>
          </table:table-cell>
          <table:table-cell table:style-name="ce7" office:value-type="date" office:date-value="2023-05-15" calcext:value-type="date">
            <text:p>lun. 15 mai 23</text:p>
          </table:table-cell>
          <table:table-cell table:style-name="ce11" office:value-type="string" calcext:value-type="string">
            <text:p>Bruxelles</text:p>
          </table:table-cell>
          <table:table-cell table:style-name="ce11" office:value-type="string" calcext:value-type="string">
            <text:p>Chez Damien</text:p>
          </table:table-cell>
          <table:table-cell table:style-name="ce13" office:value-type="string" calcext:value-type="string">
            <text:p>V1</text:p>
          </table:table-cell>
          <table:table-cell table:style-name="ce11" office:value-type="string" calcext:value-type="string">
            <text:p>SCAO/atelier_e/voyages/bruxelles.ods</text:p>
          </table:table-cell>
          <table:table-cell table:style-name="ce11" office:value-type="string" calcext:value-type="string">
            <text:p><text:a xlink:href="https://github.com/AIREL46/SCAO/wiki/atelier_v1_voyages-2022_bruxelles" xlink:type="simple">https://github.com/AIREL46/SCAO/wiki/atelier_v1_voyages-2022_bruxelles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23]+1" office:value-type="float" office:value="23" calcext:value-type="float">
            <text:p>23</text:p>
          </table:table-cell>
          <table:table-cell table:style-name="ce7" office:value-type="date" office:date-value="2022-05-16" calcext:value-type="date">
            <text:p>lun. 16 mai 22</text:p>
          </table:table-cell>
          <table:table-cell table:style-name="ce7"/>
          <table:table-cell table:style-name="ce11" office:value-type="string" calcext:value-type="string">
            <text:p>Paris</text:p>
          </table:table-cell>
          <table:table-cell table:style-name="ce11" office:value-type="string" calcext:value-type="string">
            <text:p>Voyage à Paris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4]+1" office:value-type="float" office:value="24" calcext:value-type="float">
            <text:p>24</text:p>
          </table:table-cell>
          <table:table-cell table:style-name="ce7" office:value-type="date" office:date-value="2022-06-21" calcext:value-type="date">
            <text:p>mar. 21 juin 22</text:p>
          </table:table-cell>
          <table:table-cell table:style-name="ce7"/>
          <table:table-cell table:style-name="ce11" office:value-type="string" calcext:value-type="string">
            <text:p>Mons et Amsterdam</text:p>
          </table:table-cell>
          <table:table-cell table:style-name="ce11" office:value-type="string" calcext:value-type="string">
            <text:p>Séjour chez Christoph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5]+1" office:value-type="float" office:value="25" calcext:value-type="float">
            <text:p>25</text:p>
          </table:table-cell>
          <table:table-cell table:style-name="ce7" office:value-type="date" office:date-value="2022-07-29" calcext:value-type="date">
            <text:p>ven. 29 juil. 22</text:p>
          </table:table-cell>
          <table:table-cell table:style-name="ce7"/>
          <table:table-cell table:style-name="ce11" office:value-type="string" calcext:value-type="string">
            <text:p>Mons</text:p>
          </table:table-cell>
          <table:table-cell table:style-name="ce11" office:value-type="string" calcext:value-type="string">
            <text:p>Anniversaire VVG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6]+1" office:value-type="float" office:value="26" calcext:value-type="float">
            <text:p>26</text:p>
          </table:table-cell>
          <table:table-cell table:style-name="ce7" office:value-type="date" office:date-value="2002-09-16" calcext:value-type="date">
            <text:p>lun. 16 sept. 02</text:p>
          </table:table-cell>
          <table:table-cell table:style-name="ce7"/>
          <table:table-cell table:style-name="ce11" office:value-type="string" calcext:value-type="string">
            <text:p>Paturages et Paris</text:p>
          </table:table-cell>
          <table:table-cell table:style-name="ce11" office:value-type="string" calcext:value-type="string">
            <text:p>Séjour chez Christelle (Luisa)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7]+1" office:value-type="float" office:value="27" calcext:value-type="float">
            <text:p>27</text:p>
          </table:table-cell>
          <table:table-cell table:style-name="ce7" office:value-type="date" office:date-value="2022-12-20" calcext:value-type="date">
            <text:p>mar. 20 déc. 22</text:p>
          </table:table-cell>
          <table:table-cell table:style-name="ce7"/>
          <table:table-cell table:style-name="ce11" office:value-type="string" calcext:value-type="string">
            <text:p>St Albans</text:p>
          </table:table-cell>
          <table:table-cell table:style-name="ce11" office:value-type="string" calcext:value-type="string">
            <text:p>Séjour chez Alexia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8]+1" office:value-type="float" office:value="28" calcext:value-type="float">
            <text:p>28</text:p>
          </table:table-cell>
          <table:table-cell table:style-name="ce7" office:value-type="date" office:date-value="2023-02-03" calcext:value-type="date">
            <text:p>ven. 3 févr. 23</text:p>
          </table:table-cell>
          <table:table-cell table:style-name="ce7" office:value-type="date" office:date-value="2023-02-16" calcext:value-type="date">
            <text:p>jeu. 16 févr. 23</text:p>
          </table:table-cell>
          <table:table-cell table:style-name="ce11" office:value-type="string" calcext:value-type="string">
            <text:p>Bondues – Paturages – Luxembourg</text:p>
          </table:table-cell>
          <table:table-cell table:style-name="ce11" office:value-type="string" calcext:value-type="string">
            <text:p>Caroline / Christelle / Michel</text:p>
          </table:table-cell>
          <table:table-cell table:style-name="ce13" office:value-type="string" calcext:value-type="string">
            <text:p>V2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2_carnet_voyages_2023_caro_borinage_luxembourg" xlink:type="simple">https://github.com/AIREL46/SCAO/wiki/atelier_v2_carnet_voyages_2023_caro_borinage_luxembourg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29]+1" office:value-type="float" office:value="29" calcext:value-type="float">
            <text:p>29</text:p>
          </table:table-cell>
          <table:table-cell table:style-name="ce7" office:value-type="date" office:date-value="2023-04-18" calcext:value-type="date">
            <text:p>mar. 18 avr. 23</text:p>
          </table:table-cell>
          <table:table-cell table:style-name="ce7" office:value-type="date" office:date-value="2023-04-21" calcext:value-type="date">
            <text:p>ven. 21 avr. 23</text:p>
          </table:table-cell>
          <table:table-cell table:style-name="ce11" office:value-type="string" calcext:value-type="string">
            <text:p>Sartrouville – Paris</text:p>
          </table:table-cell>
          <table:table-cell table:style-name="ce11" office:value-type="string" calcext:value-type="string">
            <text:p>Expositions Bruno et Basquiat</text:p>
          </table:table-cell>
          <table:table-cell table:style-name="ce13" office:value-type="string" calcext:value-type="string">
            <text:p>V3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3_carnet_voyages_2023_expositions_bruno_basquiat_wharhol" xlink:type="simple">https://github.com/AIREL46/SCAO/wiki/atelier_v3_carnet_voyages_2023_expositions_bruno_basquiat_wharhol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0]+1" office:value-type="float" office:value="30" calcext:value-type="float">
            <text:p>30</text:p>
          </table:table-cell>
          <table:table-cell table:style-name="ce7" office:value-type="date" office:date-value="2023-05-11" calcext:value-type="date">
            <text:p>jeu. 11 mai 23</text:p>
          </table:table-cell>
          <table:table-cell table:style-name="ce7" office:value-type="date" office:date-value="2023-05-12" calcext:value-type="date">
            <text:p>ven. 12 mai 23</text:p>
          </table:table-cell>
          <table:table-cell table:style-name="ce11" office:value-type="string" calcext:value-type="string">
            <text:p>Saint-Nazaire</text:p>
          </table:table-cell>
          <table:table-cell table:style-name="ce11" office:value-type="string" calcext:value-type="string">
            <text:p>Coloscopie</text:p>
          </table:table-cell>
          <table:table-cell table:style-name="ce13" office:value-type="string" calcext:value-type="string">
            <text:p>V4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4_carnet_voyages_2023_coloscopie" xlink:type="simple">https://github.com/AIREL46/SCAO/wiki/atelier_v4_carnet_voyages_2023_coloscopie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1]+1" office:value-type="float" office:value="31" calcext:value-type="float">
            <text:p>31</text:p>
          </table:table-cell>
          <table:table-cell table:style-name="ce7" office:value-type="date" office:date-value="2023-05-17" calcext:value-type="date">
            <text:p>mer. 17 mai 23</text:p>
          </table:table-cell>
          <table:table-cell table:style-name="ce7" office:value-type="date" office:date-value="2023-05-27" calcext:value-type="date">
            <text:p>sam. 27 mai 23</text:p>
          </table:table-cell>
          <table:table-cell table:style-name="ce11" office:value-type="string" calcext:value-type="string">
            <text:p>Paris – Amsterdam – Dublin</text:p>
          </table:table-cell>
          <table:table-cell table:style-name="ce11" office:value-type="string" calcext:value-type="string">
            <text:p>Avec Gwenola</text:p>
          </table:table-cell>
          <table:table-cell table:style-name="ce13" office:value-type="string" calcext:value-type="string">
            <text:p>V5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5_carnet_voyages_2023_paris_amsterdam_dublin" xlink:type="simple">https://github.com/AIREL46/SCAO/wiki/atelier_v5_carnet_voyages_2023_paris_amsterdam_dublin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2]+1" office:value-type="float" office:value="32" calcext:value-type="float">
            <text:p>32</text:p>
          </table:table-cell>
          <table:table-cell table:style-name="ce7" office:value-type="date" office:date-value="2023-06-23" calcext:value-type="date">
            <text:p>ven. 23 juin 23</text:p>
          </table:table-cell>
          <table:table-cell table:style-name="ce7" office:value-type="date" office:date-value="2023-06-28" calcext:value-type="date">
            <text:p>mer. 28 juin 23</text:p>
          </table:table-cell>
          <table:table-cell table:style-name="ce11" office:value-type="string" calcext:value-type="string">
            <text:p>Kerguenec</text:p>
          </table:table-cell>
          <table:table-cell table:style-name="ce11" office:value-type="string" calcext:value-type="string">
            <text:p>Mariage Edina et Bruno</text:p>
          </table:table-cell>
          <table:table-cell table:style-name="ce13" office:value-type="string" calcext:value-type="string">
            <text:p>V6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6_carnet_voyages_2023_mariage_edina_bruno" xlink:type="simple">https://github.com/AIREL46/SCAO/wiki/atelier_v6_carnet_voyages_2023_mariage_edina_bruno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3]+1" office:value-type="float" office:value="33" calcext:value-type="float">
            <text:p>33</text:p>
          </table:table-cell>
          <table:table-cell table:style-name="ce7" office:value-type="date" office:date-value="2023-07-01" calcext:value-type="date">
            <text:p>sam. 1 juil. 23</text:p>
          </table:table-cell>
          <table:table-cell table:style-name="ce7" office:value-type="date" office:date-value="2023-07-08" calcext:value-type="date">
            <text:p>sam. 8 juil. 23</text:p>
          </table:table-cell>
          <table:table-cell table:style-name="ce11" office:value-type="string" calcext:value-type="string">
            <text:p>Douarnenez → </text:p>
          </table:table-cell>
          <table:table-cell table:style-name="ce11" office:value-type="string" calcext:value-type="string">
            <text:p>Croisière masculine</text:p>
          </table:table-cell>
          <table:table-cell table:style-name="ce13" office:value-type="string" calcext:value-type="string">
            <text:p>V7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7_carnet_voyages_2023_croisiere_masculine" xlink:type="simple">https://github.com/AIREL46/SCAO/wiki/atelier_v7_carnet_voyages_2023_croisiere_masculine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4]+1" office:value-type="float" office:value="34" calcext:value-type="float">
            <text:p>34</text:p>
          </table:table-cell>
          <table:table-cell table:style-name="ce7" office:value-type="date" office:date-value="2023-07-31" calcext:value-type="date">
            <text:p>lun. 31 juil. 23</text:p>
          </table:table-cell>
          <table:table-cell table:style-name="ce7" office:value-type="date" office:date-value="2023-08-02" calcext:value-type="date">
            <text:p>mer. 2 août 23</text:p>
          </table:table-cell>
          <table:table-cell table:style-name="ce11" office:value-type="string" calcext:value-type="string">
            <text:p>Douarnenez</text:p>
          </table:table-cell>
          <table:table-cell table:style-name="ce11" office:value-type="string" calcext:value-type="string">
            <text:p>Séjour chez Marie et Arnaud</text:p>
          </table:table-cell>
          <table:table-cell table:style-name="ce13" office:value-type="string" calcext:value-type="string">
            <text:p>V8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8_carnet_voyages_2023_douarnenez" xlink:type="simple">https://github.com/AIREL46/SCAO/wiki/atelier_v8_carnet_voyages_2023_douarnenez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5]+1" office:value-type="float" office:value="35" calcext:value-type="float">
            <text:p>35</text:p>
          </table:table-cell>
          <table:table-cell table:style-name="ce7" office:value-type="date" office:date-value="2023-10-07" calcext:value-type="date">
            <text:p>sam. 7 oct. 23</text:p>
          </table:table-cell>
          <table:table-cell table:style-name="ce7" office:value-type="date" office:date-value="2023-10-09" calcext:value-type="date">
            <text:p>lun. 9 oct. 23</text:p>
          </table:table-cell>
          <table:table-cell table:style-name="ce11" office:value-type="string" calcext:value-type="string">
            <text:p>Loctudy – Pont Aven</text:p>
          </table:table-cell>
          <table:table-cell table:style-name="ce11" office:value-type="string" calcext:value-type="string">
            <text:p>Musée de Pont Aven</text:p>
          </table:table-cell>
          <table:table-cell table:style-name="ce13" office:value-type="string" calcext:value-type="string">
            <text:p>V9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9_carnet_voyages_2023_pont_aven" xlink:type="simple">https://github.com/AIREL46/SCAO/wiki/atelier_v9_carnet_voyages_2023_pont_aven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6]+1" office:value-type="float" office:value="36" calcext:value-type="float">
            <text:p>36</text:p>
          </table:table-cell>
          <table:table-cell table:style-name="ce7" office:value-type="date" office:date-value="2023-10-08" calcext:value-type="date">
            <text:p>dim. 8 oct. 23</text:p>
          </table:table-cell>
          <table:table-cell table:style-name="ce7" office:value-type="date" office:date-value="2023-10-15" calcext:value-type="date">
            <text:p>dim. 15 oct. 23</text:p>
          </table:table-cell>
          <table:table-cell table:style-name="ce11" office:value-type="string" calcext:value-type="string">
            <text:p>Paris – Auvers-sur-Oise</text:p>
          </table:table-cell>
          <table:table-cell table:style-name="ce11"/>
          <table:table-cell table:style-name="ce13" office:value-type="string" calcext:value-type="string">
            <text:p>Va</text:p>
          </table:table-cell>
          <table:table-cell table:style-name="ce11" office:value-type="string" calcext:value-type="string">
            <text:p>SCAO/atelier_e/voyages/paris_auvers/paris_auvers.ods</text:p>
          </table:table-cell>
          <table:table-cell table:style-name="ce11" office:value-type="string" calcext:value-type="string">
            <text:p><text:a xlink:href="https://github.com/AIREL46/SCAO/wiki/atelier_va_carnet_voyages_2023_paris_auvers" xlink:type="simple">https://github.com/AIREL46/SCAO/wiki/atelier_va_carnet_voyages_2023_paris_auvers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7]+1" office:value-type="float" office:value="37" calcext:value-type="float">
            <text:p>37</text:p>
          </table:table-cell>
          <table:table-cell table:number-columns-repeated="2" table:style-name="ce7" office:value-type="date" office:date-value="2023-10-29" calcext:value-type="date">
            <text:p>dim. 29 oct. 23</text:p>
          </table:table-cell>
          <table:table-cell table:style-name="ce11" office:value-type="string" calcext:value-type="string">
            <text:p>Nantes</text:p>
          </table:table-cell>
          <table:table-cell table:style-name="ce11" office:value-type="string" calcext:value-type="string">
            <text:p>Suzanne Valadon</text:p>
          </table:table-cell>
          <table:table-cell table:style-name="ce13" office:value-type="string" calcext:value-type="string">
            <text:p>Vb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b_carnet_voyages_2023_nantes_suzanne_valadon" xlink:type="simple">https://github.com/AIREL46/SCAO/wiki/atelier_vb_carnet_voyages_2023_nantes_suzanne_valadon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8]+1" office:value-type="float" office:value="38" calcext:value-type="float">
            <text:p>38</text:p>
          </table:table-cell>
          <table:table-cell table:number-columns-repeated="2" table:style-name="ce7" office:value-type="date" office:date-value="2023-11-24" calcext:value-type="date">
            <text:p>ven. 24 nov. 23</text:p>
          </table:table-cell>
          <table:table-cell table:style-name="ce11" office:value-type="string" calcext:value-type="string">
            <text:p>La Baule</text:p>
          </table:table-cell>
          <table:table-cell table:style-name="ce11" office:value-type="string" calcext:value-type="string">
            <text:p>La Baule VVG</text:p>
          </table:table-cell>
          <table:table-cell table:style-name="ce13" office:value-type="string" calcext:value-type="string">
            <text:p>Vc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c_carnet_voyages_2023_la_baule_VVG" xlink:type="simple">https://github.com/AIREL46/SCAO/wiki/atelier_vc_carnet_voyages_2023_la_baule_VVG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9]+1" office:value-type="float" office:value="39" calcext:value-type="float">
            <text:p>39</text:p>
          </table:table-cell>
          <table:table-cell table:number-columns-repeated="2" table:style-name="ce7" office:value-type="date" office:date-value="2023-11-26" calcext:value-type="date">
            <text:p>dim. 26 nov. 23</text:p>
          </table:table-cell>
          <table:table-cell table:style-name="ce11" office:value-type="string" calcext:value-type="string">
            <text:p>St Molf</text:p>
          </table:table-cell>
          <table:table-cell table:style-name="ce11" office:value-type="string" calcext:value-type="string">
            <text:p>La paroisse – rencontre des Ukrainiens</text:p>
          </table:table-cell>
          <table:table-cell table:style-name="ce13" office:value-type="string" calcext:value-type="string">
            <text:p>Vd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d_carnet_voyages_2023_la_paroisse" xlink:type="simple">https://github.com/AIREL46/SCAO/wiki/atelier_vd_carnet_voyages_2023_la_paroisse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40]+1" office:value-type="float" office:value="40" calcext:value-type="float">
            <text:p>40</text:p>
          </table:table-cell>
          <table:table-cell table:number-columns-repeated="2" table:style-name="ce7" office:value-type="date" office:date-value="2023-12-03" calcext:value-type="date">
            <text:p>dim. 3 déc. 23</text:p>
          </table:table-cell>
          <table:table-cell table:style-name="ce11" office:value-type="string" calcext:value-type="string">
            <text:p>Vannes</text:p>
          </table:table-cell>
          <table:table-cell table:style-name="ce11" office:value-type="string" calcext:value-type="string">
            <text:p>La Cohue</text:p>
          </table:table-cell>
          <table:table-cell table:style-name="ce13" office:value-type="string" calcext:value-type="string">
            <text:p>Vda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da_carnet_voyages_2023_vannes" xlink:type="simple">https://github.com/AIREL46/SCAO/wiki/atelier_vda_carnet_voyages_2023_vannes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41]+1" office:value-type="float" office:value="41" calcext:value-type="float">
            <text:p>41</text:p>
          </table:table-cell>
          <table:table-cell table:number-columns-repeated="2" table:style-name="ce7" office:value-type="date" office:date-value="2023-12-10" calcext:value-type="date">
            <text:p>dim. 10 déc. 23</text:p>
          </table:table-cell>
          <table:table-cell table:style-name="ce11" office:value-type="string" calcext:value-type="string">
            <text:p>Nantes</text:p>
          </table:table-cell>
          <table:table-cell table:style-name="ce11" office:value-type="string" calcext:value-type="string">
            <text:p>FRAC et St Nazaire Grand Café</text:p>
          </table:table-cell>
          <table:table-cell table:style-name="ce13" office:value-type="string" calcext:value-type="string">
            <text:p>Vdb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db_carnet_voyages_2023_nantes" xlink:type="simple">https://github.com/AIREL46/SCAO/wiki/atelier_vdb_carnet_voyages_2023_nantes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42]+1" office:value-type="float" office:value="42" calcext:value-type="float">
            <text:p>42</text:p>
          </table:table-cell>
          <table:table-cell table:style-name="ce7" office:value-type="date" office:date-value="2023-12-13" calcext:value-type="date">
            <text:p>mer. 13 déc. 23</text:p>
          </table:table-cell>
          <table:table-cell table:style-name="ce7" office:value-type="date" office:date-value="2023-12-19" calcext:value-type="date">
            <text:p>mar. 19 déc. 23</text:p>
          </table:table-cell>
          <table:table-cell table:style-name="ce11" office:value-type="string" calcext:value-type="string">
            <text:p>Assen</text:p>
          </table:table-cell>
          <table:table-cell table:style-name="ce11" office:value-type="string" calcext:value-type="string">
            <text:p>Travelling with Vincent</text:p>
          </table:table-cell>
          <table:table-cell table:style-name="ce13" office:value-type="string" calcext:value-type="string">
            <text:p>Ve</text:p>
          </table:table-cell>
          <table:table-cell table:style-name="ce11" office:value-type="string" calcext:value-type="string">
            <text:p>SCAO/atelier_e/voyages/drenthe/assen.ods</text:p>
          </table:table-cell>
          <table:table-cell table:style-name="ce11" office:value-type="string" calcext:value-type="string">
            <text:p><text:a xlink:href="https://github.com/AIREL46/SCAO/wiki/atelier_ve_carnet_voyages_2023_drenthe" xlink:type="simple">https://github.com/AIREL46/SCAO/wiki/atelier_ve_carnet_voyages_2023_drenthe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43]+1" office:value-type="float" office:value="43" calcext:value-type="float">
            <text:p>43</text:p>
          </table:table-cell>
          <table:table-cell table:style-name="ce7" office:value-type="date" office:date-value="2023-12-24" calcext:value-type="date">
            <text:p>dim. 24 déc. 23</text:p>
          </table:table-cell>
          <table:table-cell table:style-name="ce7" office:value-type="date" office:date-value="2023-12-29" calcext:value-type="date">
            <text:p>ven. 29 déc. 23</text:p>
          </table:table-cell>
          <table:table-cell table:style-name="ce11" office:value-type="string" calcext:value-type="string">
            <text:p>Auvers-sur-Oise</text:p>
          </table:table-cell>
          <table:table-cell table:style-name="ce11" office:value-type="string" calcext:value-type="string">
            <text:p>Van Gogh Les derniers voyages</text:p>
          </table:table-cell>
          <table:table-cell table:style-name="ce13" office:value-type="string" calcext:value-type="string">
            <text:p>Vf</text:p>
          </table:table-cell>
          <table:table-cell table:style-name="ce16"/>
          <table:table-cell table:style-name="ce11"/>
          <table:table-cell table:style-name="ce5" table:number-columns-repeated="1016"/>
        </table:table-row>
        <table:table-row table:style-name="ro1">
          <table:table-cell table:style-name="ce4" table:formula="of:=[.A44]+1" office:value-type="float" office:value="44" calcext:value-type="float">
            <text:p>44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45]+1" office:value-type="float" office:value="45" calcext:value-type="float">
            <text:p>45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46]+1" office:value-type="float" office:value="46" calcext:value-type="float">
            <text:p>46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47]+1" office:value-type="float" office:value="47" calcext:value-type="float">
            <text:p>47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48]+1" office:value-type="float" office:value="48" calcext:value-type="float">
            <text:p>48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49]+1" office:value-type="float" office:value="49" calcext:value-type="float">
            <text:p>49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50]+1" office:value-type="float" office:value="50" calcext:value-type="float">
            <text:p>50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51]+1" office:value-type="float" office:value="51" calcext:value-type="float">
            <text:p>51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52]+1" office:value-type="float" office:value="52" calcext:value-type="float">
            <text:p>52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53]+1" office:value-type="float" office:value="53" calcext:value-type="float">
            <text:p>53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54]+1" office:value-type="float" office:value="54" calcext:value-type="float">
            <text:p>54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55]+1" office:value-type="float" office:value="55" calcext:value-type="float">
            <text:p>55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56]+1" office:value-type="float" office:value="56" calcext:value-type="float">
            <text:p>56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57]+1" office:value-type="float" office:value="57" calcext:value-type="float">
            <text:p>57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58]+1" office:value-type="float" office:value="58" calcext:value-type="float">
            <text:p>58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59]+1" office:value-type="float" office:value="59" calcext:value-type="float">
            <text:p>59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60]+1" office:value-type="float" office:value="60" calcext:value-type="float">
            <text:p>60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61]+1" office:value-type="float" office:value="61" calcext:value-type="float">
            <text:p>61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62]+1" office:value-type="float" office:value="62" calcext:value-type="float">
            <text:p>62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63]+1" office:value-type="float" office:value="63" calcext:value-type="float">
            <text:p>63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64]+1" office:value-type="float" office:value="64" calcext:value-type="float">
            <text:p>64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4" table:formula="of:=[.A65]+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style-name="ce4" table:formula="of:=[.A66]+1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style-name="ce4" table:formula="of:=[.A67]+1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style-name="ce4" table:formula="of:=[.A68]+1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style-name="ce4" table:formula="of:=[.A69]+1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style-name="ce4" table:formula="of:=[.A70]+1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style-name="ce4" table:formula="of:=[.A71]+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style-name="ce4" table:formula="of:=[.A72]+1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style-name="ce4" table:formula="of:=[.A73]+1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style-name="ce4" table:formula="of:=[.A74]+1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4" table:formula="of:=[.A75]+1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style-name="ce4" table:formula="of:=[.A76]+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style-name="ce4" table:formula="of:=[.A77]+1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style-name="ce4" table:formula="of:=[.A78]+1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4" table:formula="of:=[.A79]+1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style-name="ce4" table:formula="of:=[.A80]+1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4" table:formula="of:=[.A81]+1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4" table:formula="of:=[.A82]+1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style-name="ce4" table:formula="of:=[.A83]+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4" table:formula="of:=[.A84]+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style-name="ce4" table:formula="of:=[.A85]+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4" table:formula="of:=[.A86]+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4" table:formula="of:=[.A87]+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4" table:formula="of:=[.A88]+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4" table:formula="of:=[.A89]+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4" table:formula="of:=[.A90]+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style-name="ce4" table:formula="of:=[.A91]+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4" table:formula="of:=[.A92]+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4" table:formula="of:=[.A93]+1" office:value-type="float" office:value="93" calcext:value-type="float">
            <text:p>93</text:p>
          </table:table-cell>
          <table:table-cell table:number-columns-repeated="1023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4:37:56.871455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5T11:59:32.884864543</meta:creation-date>
    <dc:date>2024-05-13T14:49:09.235325696</dc:date>
    <meta:editing-duration>PT1H3M35S</meta:editing-duration>
    <meta:editing-cycles>10</meta:editing-cycles>
    <meta:generator>LibreOffice/6.4.7.2$Linux_X86_64 LibreOffice_project/40$Build-2</meta:generator>
    <meta:print-date>2024-05-13T14:46:33.358761865</meta:print-date>
    <meta:document-statistic meta:table-count="1" meta:cell-count="294" meta:object-count="0"/>
  </office:meta>
</office:document-meta>
</file>